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What we did -</text:p>
      <text:p text:style-name="Normal">Step 1 – imported and converted<text:s/>CSV<text:s/>to data frame<text:s/></text:p>
      <text:p text:style-name="Normal">Step 2- merged 2 data frames<text:s/></text:p>
      <text:p text:style-name="Normal">Step 3 – removed<text:s/>irrelevant columns<text:s/>and cleaned DF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drija Khalifa</meta:initial-creator>
    <dc:creator>Badrija Khalifa</dc:creator>
    <meta:creation-date>2022-10-10T19:54:00Z</meta:creation-date>
    <dc:date>2022-10-10T20:09:00Z</dc:date>
    <meta:template xlink:href="Normal" xlink:type="simple"/>
    <meta:editing-cycles>1</meta:editing-cycles>
    <meta:editing-duration>PT900S</meta:editing-duration>
    <meta:document-statistic meta:page-count="1" meta:paragraph-count="1" meta:word-count="22" meta:character-count="148" meta:row-count="1" meta:non-whitespace-character-count="127"/>
  </office:meta>
</office:document-meta>
</file>